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 style:list-style-name="Numerazione_20_UC"/>
    <style:style style:name="P5" style:family="paragraph" style:parent-style-name="Azione_20_sistema" style:list-style-name="Numerazione_20_UC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86398" text:style-name="Numerazione_20_UC">
              <text:list-item text:start-value="1">
                <text:p text:style-name="P4">L'utente seleziona un argomento dal forum <text:s/>(include <text:span text:style-name="T1">Visualizza Lista Argomenti</text:span>)</text:p>
                <text:p text:style-name="P5"/>
              </text:list-item>
              <text:list-item>
                <text:p text:style-name="Azione_20_sistema">Il sistema most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'argomento richiesto</text:p>
            <text:p text:style-name="Table_20_Contents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T3S</meta:editing-duration>
    <meta:editing-cycles>6</meta:editing-cycles>
    <meta:generator>LibreOffice/3.6$Windows_x86 LibreOffice_project/da8c1e6-fd468f4-454e206-f42a4a9-143cfd</meta:generator>
    <dc:date>2012-10-22T00:44:43.51</dc:date>
    <meta:document-statistic meta:table-count="1" meta:image-count="0" meta:object-count="0" meta:page-count="1" meta:paragraph-count="17" meta:word-count="84" meta:character-count="604" meta:non-whitespace-character-count="537"/>
  </office:meta>
</office:document-meta>
</file>